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</style:style>
    <style:style style:name="T431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19471333551</text:p>
        </text:list-item>
        <text:list-item>
          <text:p text:style-name="P307">BR247082324447B</text:p>
        </text:list-item>
        <text:list-item>
          <text:p text:style-name="P308">BR2467863760880</text:p>
        </text:list-item>
        <text:list-item>
          <text:p text:style-name="P309">BR2462377045856</text:p>
        </text:list-item>
        <text:list-item>
          <text:p text:style-name="P310">BR240470361453D</text:p>
        </text:list-item>
        <text:list-item>
          <text:p text:style-name="P311">BR2415015013532</text:p>
        </text:list-item>
        <text:list-item>
          <text:p text:style-name="P312">BR2449320840988</text:p>
        </text:list-item>
        <text:list-item>
          <text:p text:style-name="P313">BR242332103648F</text:p>
        </text:list-item>
        <text:list-item>
          <text:p text:style-name="P314">BR2484001090150</text:p>
        </text:list-item>
        <text:list-item>
          <text:p text:style-name="P315">BR2434937337364</text:p>
        </text:list-item>
        <text:list-item>
          <text:p text:style-name="P316">BR2426416472721</text:p>
        </text:list-item>
        <text:list-item>
          <text:p text:style-name="P317">BR2486311096067</text:p>
        </text:list-item>
        <text:list-item>
          <text:p text:style-name="P318">BR2451029891373</text:p>
        </text:list-item>
        <text:list-item>
          <text:p text:style-name="P319">BR248681016089Z</text:p>
        </text:list-item>
        <text:list-item>
          <text:p text:style-name="P320">BR240980879831A</text:p>
        </text:list-item>
        <text:list-item>
          <text:p text:style-name="P321">BR2407817329507</text:p>
        </text:list-item>
        <text:list-item>
          <text:p text:style-name="P322">BR244604160778Z</text:p>
        </text:list-item>
        <text:list-item>
          <text:p text:style-name="P323">BR246217515917C</text:p>
        </text:list-item>
        <text:list-item>
          <text:p text:style-name="P324">BR242325565968R</text:p>
        </text:list-item>
        <text:list-item>
          <text:p text:style-name="P325">BR244815981805G</text:p>
        </text:list-item>
        <text:list-item>
          <text:p text:style-name="P326">BR248964925643B</text:p>
        </text:list-item>
        <text:list-item>
          <text:p text:style-name="P327">BR242103657279A</text:p>
        </text:list-item>
        <text:list-item>
          <text:p text:style-name="P328">BR248906876950P</text:p>
        </text:list-item>
        <text:list-item>
          <text:p text:style-name="P329">BR2447556463935</text:p>
        </text:list-item>
        <text:list-item>
          <text:p text:style-name="P330">BR241333020810T</text:p>
        </text:list-item>
        <text:list-item>
          <text:p text:style-name="P331">BR249450042745P</text:p>
        </text:list-item>
        <text:list-item>
          <text:p text:style-name="P332">BR247905458161P</text:p>
        </text:list-item>
        <text:list-item>
          <text:p text:style-name="P333">BR241265583940L</text:p>
        </text:list-item>
        <text:list-item>
          <text:p text:style-name="P334">BR248346035404O</text:p>
        </text:list-item>
        <text:list-item>
          <text:p text:style-name="P335">BR246239651467S</text:p>
        </text:list-item>
        <text:list-item>
          <text:p text:style-name="P336">BR244099097001N</text:p>
        </text:list-item>
        <text:list-item>
          <text:p text:style-name="P337">BR2479204014929</text:p>
        </text:list-item>
        <text:list-item>
          <text:p text:style-name="P338">BR241690212142S</text:p>
        </text:list-item>
        <text:list-item>
          <text:p text:style-name="P339">BR2480948720680</text:p>
        </text:list-item>
        <text:list-item>
          <text:p text:style-name="P340">BR2470833825184</text:p>
        </text:list-item>
        <text:list-item>
          <text:p text:style-name="P341">BR2479067614603</text:p>
        </text:list-item>
        <text:list-item>
          <text:p text:style-name="P342">BR248687227370A</text:p>
        </text:list-item>
        <text:list-item>
          <text:p text:style-name="P343">BR240175839936D</text:p>
        </text:list-item>
        <text:list-item>
          <text:p text:style-name="P344">BR242915577159I</text:p>
        </text:list-item>
        <text:list-item>
          <text:p text:style-name="P345">BR240717075609D</text:p>
        </text:list-item>
        <text:list-item>
          <text:p text:style-name="P346">BR242000032467Q</text:p>
        </text:list-item>
        <text:list-item>
          <text:p text:style-name="P347">BR2402808657891</text:p>
        </text:list-item>
        <text:list-item>
          <text:p text:style-name="P348">BR243648539590R</text:p>
        </text:list-item>
        <text:list-item>
          <text:p text:style-name="P349">BR247847009463P</text:p>
        </text:list-item>
        <text:list-item>
          <text:p text:style-name="P350">BR242152500414S</text:p>
        </text:list-item>
        <text:list-item>
          <text:p text:style-name="P351">BR241775404149L</text:p>
        </text:list-item>
        <text:list-item>
          <text:p text:style-name="P352">BR243588631118Z</text:p>
        </text:list-item>
        <text:list-item>
          <text:p text:style-name="P353">BR247555187051O</text:p>
        </text:list-item>
        <text:list-item>
          <text:p text:style-name="P354">BR245586490554P</text:p>
        </text:list-item>
        <text:list-item>
          <text:p text:style-name="P355">BR247122557849S</text:p>
        </text:list-item>
        <text:list-item>
          <text:p text:style-name="P356">BR242685717440A</text:p>
        </text:list-item>
        <text:list-item>
          <text:p text:style-name="P357">BR245242782054W</text:p>
        </text:list-item>
        <text:list-item>
          <text:p text:style-name="P358">BR2437551011237</text:p>
        </text:list-item>
        <text:list-item>
          <text:p text:style-name="P359">BR2416365324924</text:p>
        </text:list-item>
        <text:list-item>
          <text:p text:style-name="P360">BR242835409987Q</text:p>
        </text:list-item>
        <text:list-item>
          <text:p text:style-name="P361">BR2407423525524</text:p>
        </text:list-item>
        <text:list-item>
          <text:p text:style-name="P362">BR2405735041199</text:p>
        </text:list-item>
        <text:list-item>
          <text:p text:style-name="P363">BR247533738524V</text:p>
        </text:list-item>
        <text:list-item>
          <text:p text:style-name="P364">BR2453646512875</text:p>
        </text:list-item>
        <text:list-item>
          <text:p text:style-name="P365">BR2416049818599</text:p>
        </text:list-item>
        <text:list-item>
          <text:p text:style-name="P366">BR247227017871E</text:p>
        </text:list-item>
        <text:list-item>
          <text:p text:style-name="P367">BR2462991169341</text:p>
        </text:list-item>
        <text:list-item>
          <text:p text:style-name="P368">BR247697580774N</text:p>
        </text:list-item>
        <text:list-item>
          <text:p text:style-name="P369">BR2492812480195</text:p>
        </text:list-item>
        <text:list-item>
          <text:p text:style-name="P370">BR2478354088986</text:p>
        </text:list-item>
        <text:list-item>
          <text:p text:style-name="P371">BR249734944987U</text:p>
        </text:list-item>
        <text:list-item>
          <text:p text:style-name="P372">BR249101025691M</text:p>
        </text:list-item>
        <text:list-item>
          <text:p text:style-name="P373">BR2448719983182</text:p>
        </text:list-item>
        <text:list-item>
          <text:p text:style-name="P374">BR2474277232687</text:p>
        </text:list-item>
        <text:list-item>
          <text:p text:style-name="P375">BR249832554423Q</text:p>
        </text:list-item>
        <text:list-item>
          <text:p text:style-name="P376">BR2407471717204</text:p>
        </text:list-item>
        <text:list-item>
          <text:p text:style-name="P377">BR247394693664Z</text:p>
        </text:list-item>
        <text:list-item>
          <text:p text:style-name="P378">BR2405217119595</text:p>
        </text:list-item>
        <text:list-item>
          <text:p text:style-name="P379">BR2452742656917</text:p>
        </text:list-item>
        <text:list-item>
          <text:p text:style-name="P380">BR241749130044Z</text:p>
        </text:list-item>
        <text:list-item>
          <text:p text:style-name="P381">BR242311405698X</text:p>
        </text:list-item>
        <text:list-item>
          <text:p text:style-name="P382">BR245271018464K</text:p>
        </text:list-item>
        <text:list-item>
          <text:p text:style-name="P383">BR2465768783136</text:p>
        </text:list-item>
        <text:list-item>
          <text:p text:style-name="P384">BR249328685743F</text:p>
        </text:list-item>
        <text:list-item>
          <text:p text:style-name="P385">BR240709198471U</text:p>
        </text:list-item>
        <text:list-item>
          <text:p text:style-name="P386">BR246017000520M</text:p>
        </text:list-item>
        <text:list-item>
          <text:p text:style-name="P387">BR248924726085X</text:p>
        </text:list-item>
        <text:list-item>
          <text:p text:style-name="P388">BR241457905621C</text:p>
        </text:list-item>
        <text:list-item>
          <text:p text:style-name="P389">BR241117048766R</text:p>
        </text:list-item>
        <text:list-item>
          <text:p text:style-name="P390">BR2427297976496</text:p>
        </text:list-item>
        <text:list-item>
          <text:p text:style-name="P391">BR249126875431K</text:p>
        </text:list-item>
        <text:list-item>
          <text:p text:style-name="P392">BR242058678923G</text:p>
        </text:list-item>
        <text:list-item>
          <text:p text:style-name="P393">BR246807515288A</text:p>
        </text:list-item>
        <text:list-item>
          <text:p text:style-name="P394">BR246688665550P</text:p>
        </text:list-item>
        <text:list-item>
          <text:p text:style-name="P395">BR245611931367A</text:p>
        </text:list-item>
        <text:list-item>
          <text:p text:style-name="P396">BR2444855883129</text:p>
        </text:list-item>
        <text:list-item>
          <text:p text:style-name="P397">BR242495069992E</text:p>
        </text:list-item>
        <text:list-item>
          <text:p text:style-name="P398">BR2483134024034</text:p>
        </text:list-item>
        <text:list-item>
          <text:p text:style-name="P399">BR2451971019027</text:p>
        </text:list-item>
        <text:list-item>
          <text:p text:style-name="P400">BR249440855936Y</text:p>
        </text:list-item>
        <text:list-item>
          <text:p text:style-name="P401">BR2450998241282</text:p>
        </text:list-item>
        <text:list-item>
          <text:p text:style-name="P402">BR2427397979154</text:p>
        </text:list-item>
        <text:list-item>
          <text:p text:style-name="P403">BR2461283049796</text:p>
        </text:list-item>
        <text:list-item>
          <text:p text:style-name="P404">BR242037093090K</text:p>
        </text:list-item>
        <text:list-item>
          <text:p text:style-name="P405">BR247933631136K</text:p>
        </text:list-item>
        <text:list-item>
          <text:p text:style-name="P406">BR245945616198F</text:p>
        </text:list-item>
        <text:list-item>
          <text:p text:style-name="P407">BR243065366273Q</text:p>
        </text:list-item>
        <text:list-item>
          <text:p text:style-name="P408">BR2439049031261</text:p>
        </text:list-item>
        <text:list-item>
          <text:p text:style-name="P409">BR245758304845V</text:p>
        </text:list-item>
        <text:list-item>
          <text:p text:style-name="P410">BR242273438775P</text:p>
        </text:list-item>
        <text:list-item>
          <text:p text:style-name="P411">BR2451851573696</text:p>
        </text:list-item>
        <text:list-item>
          <text:p text:style-name="P412">BR240954082673H</text:p>
        </text:list-item>
        <text:list-item>
          <text:p text:style-name="P413">BR244318103281N</text:p>
        </text:list-item>
        <text:list-item>
          <text:p text:style-name="P414">BR243671317952G</text:p>
        </text:list-item>
        <text:list-item>
          <text:p text:style-name="P415">BR248695895153Q</text:p>
        </text:list-item>
        <text:list-item>
          <text:p text:style-name="P416">BR248138858973Y</text:p>
        </text:list-item>
        <text:list-item>
          <text:p text:style-name="P417">BR2406190981624</text:p>
        </text:list-item>
        <text:list-item>
          <text:p text:style-name="P418">BR2456039036437</text:p>
        </text:list-item>
        <text:list-item>
          <text:p text:style-name="P419">BR2409733501525</text:p>
        </text:list-item>
        <text:list-item>
          <text:p text:style-name="P420">BR244400702248Y</text:p>
        </text:list-item>
        <text:list-item>
          <text:p text:style-name="P421">BR248797229344N</text:p>
        </text:list-item>
        <text:list-item>
          <text:p text:style-name="P422">BR242171024580Y</text:p>
        </text:list-item>
        <text:list-item>
          <text:p text:style-name="P423">BR243914665927Z</text:p>
        </text:list-item>
        <text:list-item>
          <text:p text:style-name="P424">BR246398928858X</text:p>
        </text:list-item>
        <text:list-item>
          <text:p text:style-name="P425">BR2497508239136</text:p>
        </text:list-item>
        <text:list-item>
          <text:p text:style-name="P426">BR241389792265Y</text:p>
        </text:list-item>
        <text:list-item>
          <text:p text:style-name="P427">BR2490569246882</text:p>
        </text:list-item>
        <text:list-item>
          <text:p text:style-name="P428">BR241620385400S</text:p>
        </text:list-item>
        <text:list-item>
          <text:p text:style-name="P429">BR242143501797V</text:p>
        </text:list-item>
        <text:list-item>
          <text:p text:style-name="P430"><text:span text:style-name="T431">BR248291416441Z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25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7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mai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4T20:33:00Z</meta:creation-date>
    <dc:date>2024-07-24T20:33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312" meta:character-count="1997" meta:row-count="14" meta:non-whitespace-character-count="1688"/>
  </office:meta>
</office:document-meta>
</file>